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A476AFB1D21D17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1.988cm, 6.971cm, 0cm, 5.419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01cm" svg:y="7.094cm" presentation:class="title" presentation:user-transformed="true">
          <draw:text-box>
            <text:p/>
          </draw:text-box>
        </draw:frame>
        <draw:frame presentation:style-name="pr1" draw:layer="layout" svg:width="25.199cm" svg:height="3.506cm" svg:x="1.401cm" svg:y="11.6cm" presentation:class="title" presentation:user-transformed="true">
          <draw:text-box>
            <text:p/>
          </draw:text-box>
        </draw:frame>
        <draw:frame presentation:style-name="pr1" draw:layer="layout" svg:width="25.199cm" svg:height="3.506cm" svg:x="1.402cm" svg:y="11.6cm" presentation:class="title" presentation:user-transformed="true">
          <draw:text-box>
            <text:p/>
          </draw:text-box>
        </draw:frame>
        <draw:frame presentation:style-name="pr1" draw:layer="layout" svg:width="25.199cm" svg:height="3.506cm" svg:x="1.402cm" svg:y="7.094cm" presentation:class="title" presentation:user-transformed="true">
          <draw:text-box>
            <text:p>Blatt 04 – Gruppe Unicode</text:p>
          </draw:text-box>
        </draw:frame>
        <draw:frame draw:style-name="gr1" draw:text-style-name="P1" draw:layer="layout" svg:width="17.4cm" svg:height="1.673cm" svg:x="5.6cm" svg:y="12.4cm">
          <draw:text-box>
            <text:p>Ivan Raychev, Philip Hagemann, Jan Fillies, Joshua Arnold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3" draw:text-style-name="P3" draw:layer="layout" svg:width="21.25cm" svg:height="16.4cm" svg:x="2.95cm" svg:y="2.4cm">
          <draw:image xlink:href="Pictures/100000000000055600000300A476AFB1D21D17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9.094cm" presentation:class="title" presentation:user-transformed="true">
          <draw:text-box>
            <text:p>Fragen?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4T09:12:42.405360673</meta:creation-date>
    <dc:date>2016-12-14T09:29:16.836343772</dc:date>
    <meta:editing-duration>PT6M24S</meta:editing-duration>
    <meta:editing-cycles>1</meta:editing-cycles>
    <meta:document-statistic meta:object-count="34"/>
    <meta:generator>LibreOffice/5.1.4.2$Linux_X86_64 LibreOffice_project/10m0$Build-2</meta:generator>
  </office:meta>
</office:document-meta>
</file>